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unctions" style:family="table">
      <style:table-properties style:width="6.9271in" fo:margin-left="0in" table:align="left"/>
    </style:style>
    <style:style style:name="Functions.A" style:family="table-column">
      <style:table-column-properties style:column-width="1in"/>
    </style:style>
    <style:style style:name="Functions.B" style:family="table-column">
      <style:table-column-properties style:column-width="1.7813in"/>
    </style:style>
    <style:style style:name="Functions.C" style:family="table-column">
      <style:table-column-properties style:column-width="4.1458in"/>
    </style:style>
    <style:style style:name="Func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tions.C1" style:family="table-cell">
      <style:table-cell-properties fo:padding="0.0382in" fo:border="0.05pt solid #000000"/>
    </style:style>
    <style:style style:name="Functions.A2" style:family="table-cell">
      <style:table-cell-properties fo:padding="0.0382in" fo:border-left="0.05pt solid #000000" fo:border-right="none" fo:border-top="none" fo:border-bottom="0.05pt solid #000000"/>
    </style:style>
    <style:style style:name="Functi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Function" style:family="table">
      <style:table-properties style:width="6.9271in" fo:margin-left="0in" table:align="left"/>
    </style:style>
    <style:style style:name="Function.A" style:family="table-column">
      <style:table-column-properties style:column-width="3.0104in"/>
    </style:style>
    <style:style style:name="Function.B" style:family="table-column">
      <style:table-column-properties style:column-width="3.9167in"/>
    </style:style>
    <style:style style:name="Function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tion.B1" style:family="table-cell">
      <style:table-cell-properties fo:padding="0.0382in" fo:border="0.05pt solid #000000"/>
    </style:style>
    <style:style style:name="Function.A2" style:family="table-cell">
      <style:table-cell-properties fo:padding="0.0382in" fo:border-left="0.05pt solid #000000" fo:border-right="none" fo:border-top="none" fo:border-bottom="0.05pt solid #000000"/>
    </style:style>
    <style:style style:name="Function.B2" style:family="table-cell">
      <style:table-cell-properties fo:padding="0.0382in" fo:border-left="0.05pt solid #000000" fo:border-right="0.05pt solid #000000" fo:border-top="none" fo:border-bottom="0.05pt solid #000000"/>
    </style:style>
    <style:style style:name="Modes" style:family="table">
      <style:table-properties style:width="6.9271in" fo:margin-left="0in" table:align="left"/>
    </style:style>
    <style:style style:name="Modes.A" style:family="table-column">
      <style:table-column-properties style:column-width="1.1146in"/>
    </style:style>
    <style:style style:name="Modes.B" style:family="table-column">
      <style:table-column-properties style:column-width="1.3333in"/>
    </style:style>
    <style:style style:name="Modes.C" style:family="table-column">
      <style:table-column-properties style:column-width="4.4792in"/>
    </style:style>
    <style:style style:name="Modes.A1" style:family="table-cell">
      <style:table-cell-properties fo:padding="0.0382in" fo:border-left="0.05pt solid #000000" fo:border-right="none" fo:border-top="0.05pt solid #000000" fo:border-bottom="0.05pt solid #000000"/>
    </style:style>
    <style:style style:name="Modes.C1" style:family="table-cell">
      <style:table-cell-properties fo:padding="0.0382in" fo:border="0.05pt solid #000000"/>
    </style:style>
    <style:style style:name="Modes.A2" style:family="table-cell">
      <style:table-cell-properties fo:padding="0.0382in" fo:border-left="0.05pt solid #000000" fo:border-right="none" fo:border-top="none" fo:border-bottom="0.05pt solid #000000"/>
    </style:style>
    <style:style style:name="Mode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d790"/>
    </style:style>
    <style:style style:name="P2" style:family="paragraph" style:parent-style-name="Standard">
      <style:text-properties officeooo:paragraph-rsid="000c83ae"/>
    </style:style>
    <style:style style:name="P3" style:family="paragraph" style:parent-style-name="Table_20_Contents">
      <style:text-properties officeooo:paragraph-rsid="000bd790"/>
    </style:style>
    <style:style style:name="P4" style:family="paragraph" style:parent-style-name="Table_20_Contents">
      <style:text-properties officeooo:paragraph-rsid="000c83ae"/>
    </style:style>
    <style:style style:name="P5" style:family="paragraph" style:parent-style-name="Table_20_Contents">
      <style:text-properties officeooo:paragraph-rsid="000d1ad5"/>
    </style:style>
    <style:style style:name="T1" style:family="text">
      <style:text-properties officeooo:rsid="000bd790"/>
    </style:style>
    <style:style style:name="T2" style:family="text">
      <style:text-properties officeooo:rsid="000c83ae"/>
    </style:style>
    <style:style style:name="T3" style:family="text">
      <style:text-properties officeooo:rsid="000d1a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Functions" table:style-name="Functions">
        <table:table-column table:style-name="Functions.A"/>
        <table:table-column table:style-name="Functions.B"/>
        <table:table-column table:style-name="Functions.C"/>
        <table:table-row>
          <table:table-cell table:style-name="Functions.A1" office:value-type="string">
            <text:p text:style-name="P3"><text:span text:style-name="T1">Key</text:span></text:p>
          </table:table-cell>
          <table:table-cell table:style-name="Functions.A1" office:value-type="string">
            <text:p text:style-name="P3"><text:span text:style-name="T1">Action</text:span></text:p>
          </table:table-cell>
          <table:table-cell table:style-name="Functions.C1" office:value-type="string">
            <text:p text:style-name="P3"><text:span text:style-name="T1">Function</text:span></text:p>
          </table:table-cell>
        </table:table-row>
        <table:table-row>
          <table:table-cell table:style-name="Functions.A2" office:value-type="string">
            <text:p text:style-name="P3"><text:span text:style-name="T1">F2</text:span></text:p>
          </table:table-cell>
          <table:table-cell table:style-name="Functions.A2" office:value-type="string">
            <text:p text:style-name="P3"><text:span text:style-name="T1">-</text:span></text:p>
          </table:table-cell>
          <table:table-cell table:style-name="Functions.C2" office:value-type="string">
            <text:p text:style-name="P1"><text:span text:style-name="T1">Cycle through Tools</text:span></text:p>
          </table:table-cell>
        </table:table-row>
        <table:table-row>
          <table:table-cell table:style-name="Functions.A2" office:value-type="string">
            <text:p text:style-name="Table_20_Contents"/>
          </table:table-cell>
          <table:table-cell table:style-name="Functions.A2" office:value-type="string">
            <text:p text:style-name="P3"><text:span text:style-name="T1">Doubleclick</text:span></text:p>
          </table:table-cell>
          <table:table-cell table:style-name="Functions.C2" office:value-type="string">
            <text:p text:style-name="P1"><text:span text:style-name="T1">Activate Hand Tool</text:span></text:p>
          </table:table-cell>
        </table:table-row>
        <table:table-row>
          <table:table-cell table:style-name="Functions.A2" office:value-type="string">
            <text:p text:style-name="Table_20_Contents"/>
          </table:table-cell>
          <table:table-cell table:style-name="Functions.A2" office:value-type="string">
            <text:p text:style-name="P3"><text:span text:style-name="T1">Hold down</text:span></text:p>
          </table:table-cell>
          <table:table-cell table:style-name="Functions.C2" office:value-type="string">
            <text:p text:style-name="P1"><text:span text:style-name="T1">Cycle through Tool Categories</text:span></text:p>
          </table:table-cell>
        </table:table-row>
        <table:table-row>
          <table:table-cell table:style-name="Functions.A2" office:value-type="string">
            <text:p text:style-name="P3"><text:span text:style-name="T1">F3</text:span></text:p>
          </table:table-cell>
          <table:table-cell table:style-name="Functions.A2" office:value-type="string">
            <text:p text:style-name="P3"><text:span text:style-name="T1">-</text:span></text:p>
          </table:table-cell>
          <table:table-cell table:style-name="Functions.C2" office:value-type="string">
            <text:p text:style-name="P1"><text:span text:style-name="T1">Switch Colors (Key X - could be changed in the Settings.ini)</text:span></text:p>
          </table:table-cell>
        </table:table-row>
        <table:table-row>
          <table:table-cell table:style-name="Functions.A2" office:value-type="string">
            <text:p text:style-name="Table_20_Contents"/>
          </table:table-cell>
          <table:table-cell table:style-name="Functions.A2" office:value-type="string">
            <text:p text:style-name="P3"><text:span text:style-name="T1">Doubleclick</text:span></text:p>
          </table:table-cell>
          <table:table-cell table:style-name="Functions.C2" office:value-type="string">
            <text:p text:style-name="P1"><text:span text:style-name="T1">Switch to Quickmask Mode</text:span></text:p>
          </table:table-cell>
        </table:table-row>
        <table:table-row>
          <table:table-cell table:style-name="Functions.A2" office:value-type="string">
            <text:p text:style-name="P3"><text:span text:style-name="T1">F4</text:span></text:p>
          </table:table-cell>
          <table:table-cell table:style-name="Functions.A2" office:value-type="string">
            <text:p text:style-name="P3"><text:span text:style-name="T1">-</text:span></text:p>
          </table:table-cell>
          <table:table-cell table:style-name="Functions.C2" office:value-type="string">
            <text:p text:style-name="P3"><text:span text:style-name="T1">Right Mouse Button</text:span></text:p>
          </table:table-cell>
        </table:table-row>
      </table:table>
      <text:p text:style-name="P1"><text:span text:style-name="T1"/></text:p>
      <table:table table:name="Function" table:style-name="Function">
        <table:table-column table:style-name="Function.A"/>
        <table:table-column table:style-name="Function.B"/>
        <table:table-row>
          <table:table-cell table:style-name="Function.A1" office:value-type="string">
            <text:p text:style-name="P3"><text:span text:style-name="T3">By </text:span><text:span text:style-name="T1">Function</text:span></text:p>
          </table:table-cell>
          <table:table-cell table:style-name="Function.B1" office:value-type="string">
            <text:p text:style-name="P3"><text:span text:style-name="T1">Key</text:span></text:p>
          </table:table-cell>
        </table:table-row>
        <table:table-row>
          <table:table-cell table:style-name="Function.A2" office:value-type="string">
            <text:p text:style-name="P5"><text:span text:style-name="T3">Cycle through Tools</text:span></text:p>
          </table:table-cell>
          <table:table-cell table:style-name="Function.B2" office:value-type="string">
            <text:p text:style-name="P5"><text:span text:style-name="T3">F2</text:span></text:p>
          </table:table-cell>
        </table:table-row>
        <table:table-row>
          <table:table-cell table:style-name="Function.A2" office:value-type="string">
            <text:p text:style-name="P5"><text:span text:style-name="T3">Activate Hand Tool</text:span></text:p>
          </table:table-cell>
          <table:table-cell table:style-name="Function.B2" office:value-type="string">
            <text:p text:style-name="P5"><text:span text:style-name="T3">Doubleclick F2</text:span></text:p>
          </table:table-cell>
        </table:table-row>
        <table:table-row>
          <table:table-cell table:style-name="Function.A2" office:value-type="string">
            <text:p text:style-name="P5"><text:span text:style-name="T3">Cycle through Tool Categories</text:span></text:p>
          </table:table-cell>
          <table:table-cell table:style-name="Function.B2" office:value-type="string">
            <text:p text:style-name="P5"><text:span text:style-name="T3">Hold down F2</text:span></text:p>
          </table:table-cell>
        </table:table-row>
        <table:table-row>
          <table:table-cell table:style-name="Function.A2" office:value-type="string">
            <text:p text:style-name="P5"><text:span text:style-name="T3">Switch Colors</text:span></text:p>
          </table:table-cell>
          <table:table-cell table:style-name="Function.B2" office:value-type="string">
            <text:p text:style-name="P5"><text:span text:style-name="T3">F3 (same as Key x)</text:span></text:p>
          </table:table-cell>
        </table:table-row>
        <table:table-row>
          <table:table-cell table:style-name="Function.A2" office:value-type="string">
            <text:p text:style-name="P5"><text:span text:style-name="T3">Activate Quickmask</text:span></text:p>
          </table:table-cell>
          <table:table-cell table:style-name="Function.B2" office:value-type="string">
            <text:p text:style-name="P5"><text:span text:style-name="T3">Doubleclick F3 (same as Key q)</text:span></text:p>
          </table:table-cell>
        </table:table-row>
        <table:table-row>
          <table:table-cell table:style-name="Function.A2" office:value-type="string">
            <text:p text:style-name="P5"><text:span text:style-name="T3">Rightclick</text:span></text:p>
          </table:table-cell>
          <table:table-cell table:style-name="Function.B2" office:value-type="string">
            <text:p text:style-name="P5"><text:span text:style-name="T3">F4</text:span></text:p>
          </table:table-cell>
        </table:table-row>
        <table:table-row>
          <table:table-cell table:style-name="Function.A2" office:value-type="string">
            <text:p text:style-name="P5"/>
          </table:table-cell>
          <table:table-cell table:style-name="Function.B2" office:value-type="string">
            <text:p text:style-name="P5"/>
          </table:table-cell>
        </table:table-row>
        <table:table-row>
          <table:table-cell table:style-name="Function.A2" office:value-type="string">
            <text:p text:style-name="P3"><text:span text:style-name="T1">Hide/Unhide Brushcontroller</text:span></text:p>
          </table:table-cell>
          <table:table-cell table:style-name="Function.B2" office:value-type="string">
            <text:p text:style-name="P3"><text:span text:style-name="T1">Shift + F2 (if over window)</text:span></text:p>
          </table:table-cell>
        </table:table-row>
        <table:table-row>
          <table:table-cell table:style-name="Function.A2" office:value-type="string">
            <text:p text:style-name="P3"><text:span text:style-name="T1">Call Brushcontroller to Mouseposition</text:span></text:p>
          </table:table-cell>
          <table:table-cell table:style-name="Function.B2" office:value-type="string">
            <text:p text:style-name="P3"><text:span text:style-name="T1">Shift + F2</text:span></text:p>
          </table:table-cell>
        </table:table-row>
        <table:table-row>
          <table:table-cell table:style-name="Function.A2" office:value-type="string">
            <text:p text:style-name="P3"><text:span text:style-name="T1">Hide/Unhide All</text:span></text:p>
          </table:table-cell>
          <table:table-cell table:style-name="Function.B2" office:value-type="string">
            <text:p text:style-name="P3"><text:span text:style-name="T1">Shift + F3</text:span></text:p>
          </table:table-cell>
        </table:table-row>
        <table:table-row>
          <table:table-cell table:style-name="Function.A2" office:value-type="string">
            <text:p text:style-name="P3"><text:span text:style-name="T1">Hide/Unhide Palettes</text:span></text:p>
          </table:table-cell>
          <table:table-cell table:style-name="Function.B2" office:value-type="string">
            <text:p text:style-name="P3"><text:span text:style-name="T1">F4 + F2 (same as Tab)</text:span></text:p>
          </table:table-cell>
        </table:table-row>
        <table:table-row>
          <table:table-cell table:style-name="Function.A2" office:value-type="string">
            <text:p text:style-name="P3"><text:span text:style-name="T1">Change View Mode</text:span></text:p>
          </table:table-cell>
          <table:table-cell table:style-name="Function.B2" office:value-type="string">
            <text:p text:style-name="P3"><text:span text:style-name="T1">F4 + F3 (same as Key f)</text:span></text:p>
          </table:table-cell>
        </table:table-row>
        <table:table-row>
          <table:table-cell table:style-name="Function.A2" office:value-type="string">
            <text:p text:style-name="P3"><text:span text:style-name="T1">Quick Layer Dialog</text:span></text:p>
          </table:table-cell>
          <table:table-cell table:style-name="Function.B2" office:value-type="string">
            <text:p text:style-name="P3"><text:span text:style-name="T1">Ctrl + F2 (same as Ctrl + Right Mouse Button)</text:span></text:p>
          </table:table-cell>
        </table:table-row>
        <table:table-row>
          <table:table-cell table:style-name="Function.A2" office:value-type="string">
            <text:p text:style-name="P3"><text:span text:style-name="T1">Quick Mode Dialog</text:span></text:p>
          </table:table-cell>
          <table:table-cell table:style-name="Function.B2" office:value-type="string">
            <text:p text:style-name="P3"><text:span text:style-name="T1">Ctrl + F3 (same as Ctrl + Shift)</text:span></text:p>
          </table:table-cell>
        </table:table-row>
        <table:table-row>
          <table:table-cell table:style-name="Function.A2" office:value-type="string">
            <text:p text:style-name="P4"><text:span text:style-name="T2">Move Brushcontroller</text:span></text:p>
          </table:table-cell>
          <table:table-cell table:style-name="Function.B2" office:value-type="string">
            <text:p text:style-name="P2"><text:span text:style-name="T1">LeftClick and Hold in the Middle</text:span></text:p>
          </table:table-cell>
        </table:table-row>
        <table:table-row>
          <table:table-cell table:style-name="Function.A2" office:value-type="string">
            <text:p text:style-name="P4"><text:span text:style-name="T2">Change Subtool</text:span></text:p>
          </table:table-cell>
          <table:table-cell table:style-name="Function.B2" office:value-type="string">
            <text:p text:style-name="P4"><text:span text:style-name="T2">Hover over the Middle + F2 (Brushcontroller)</text:span></text:p>
          </table:table-cell>
        </table:table-row>
        <table:table-row>
          <table:table-cell table:style-name="Function.A2" office:value-type="string">
            <text:p text:style-name="P2"><text:span text:style-name="T1">Change the Toolset</text:span></text:p>
          </table:table-cell>
          <table:table-cell table:style-name="Function.B2" office:value-type="string">
            <text:p text:style-name="P4"><text:span text:style-name="T2">Hover over the Middle + F3 (Brushcontroller) OR Hold F2</text:span></text:p>
          </table:table-cell>
        </table:table-row>
        <table:table-row>
          <table:table-cell table:style-name="Function.A2" office:value-type="string">
            <text:p text:style-name="P4"><text:span text:style-name="T2">Increase/Decrease Opacity, Size or Flow</text:span></text:p>
          </table:table-cell>
          <table:table-cell table:style-name="Function.B2" office:value-type="string">
            <text:p text:style-name="P2"><text:span text:style-name="T2">Hover over the Buttons (Brushcontroller in Brush Mode) and press F2 or F3</text:span></text:p>
          </table:table-cell>
        </table:table-row>
        <table:table-row>
          <table:table-cell table:style-name="Function.A2" office:value-type="string">
            <text:p text:style-name="P4"><text:span text:style-name="T2">Set Opacity, Size or Flow to 100</text:span></text:p>
          </table:table-cell>
          <table:table-cell table:style-name="Function.B2" office:value-type="string">
            <text:p text:style-name="P2"><text:span text:style-name="T2">Leftclick the specific Button</text:span></text:p>
          </table:table-cell>
        </table:table-row>
      </table:table>
      <text:p text:style-name="P1"><text:span text:style-name="T1"/></text:p>
      <table:table table:name="Modes" table:style-name="Modes">
        <table:table-column table:style-name="Modes.A"/>
        <table:table-column table:style-name="Modes.B"/>
        <table:table-column table:style-name="Modes.C"/>
        <table:table-row>
          <table:table-cell table:style-name="Modes.A1" office:value-type="string">
            <text:p text:style-name="P4"><text:span text:style-name="T2">Mode</text:span></text:p>
          </table:table-cell>
          <table:table-cell table:style-name="Modes.A1" office:value-type="string">
            <text:p text:style-name="P4"><text:span text:style-name="T2">Color</text:span></text:p>
          </table:table-cell>
          <table:table-cell table:style-name="Modes.C1" office:value-type="string">
            <text:p text:style-name="P4"><text:span text:style-name="T2">Tools</text:span></text:p>
          </table:table-cell>
        </table:table-row>
        <table:table-row>
          <table:table-cell table:style-name="Modes.A2" office:value-type="string">
            <text:p text:style-name="P4"><text:span text:style-name="T2">Brush</text:span></text:p>
          </table:table-cell>
          <table:table-cell table:style-name="Modes.A2" office:value-type="string">
            <text:p text:style-name="P4"><text:span text:style-name="T2">Blue</text:span></text:p>
          </table:table-cell>
          <table:table-cell table:style-name="Modes.C2" office:value-type="string">
            <text:p text:style-name="P4"><text:span text:style-name="T2">Brush, Burn/Dodge, Blur/Sharpen, Eraser</text:span></text:p>
          </table:table-cell>
        </table:table-row>
        <table:table-row>
          <table:table-cell table:style-name="Modes.A2" office:value-type="string">
            <text:p text:style-name="P4"><text:span text:style-name="T2">Selection</text:span></text:p>
          </table:table-cell>
          <table:table-cell table:style-name="Modes.A2" office:value-type="string">
            <text:p text:style-name="P4"><text:span text:style-name="T2">Green</text:span></text:p>
          </table:table-cell>
          <table:table-cell table:style-name="Modes.C2" office:value-type="string">
            <text:p text:style-name="P4"><text:span text:style-name="T2">Lasso, </text:span><text:span text:style-name="T3">Wand, Square/Circle Selection</text:span></text:p>
          </table:table-cell>
        </table:table-row>
        <table:table-row>
          <table:table-cell table:style-name="Modes.A2" office:value-type="string">
            <text:p text:style-name="P5"><text:span text:style-name="T3">Path</text:span></text:p>
          </table:table-cell>
          <table:table-cell table:style-name="Modes.A2" office:value-type="string">
            <text:p text:style-name="P5"><text:span text:style-name="T3">Red</text:span></text:p>
          </table:table-cell>
          <table:table-cell table:style-name="Modes.C2" office:value-type="string">
            <text:p text:style-name="P5"><text:span text:style-name="T3">Pen, PathSelect, Shapes, Heal</text:span></text:p>
          </table:table-cell>
        </table:table-row>
      </table:table>
      <text:p text:style-name="P1"><text:span text:style-name="T1"/></text:p>
      <text:p text:style-name="P1"><text:soft-page-break/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co Basque</meta:initial-creator>
    <meta:creation-date>2013-07-25T16:00:46</meta:creation-date>
    <dc:date>2013-07-25T16:50:52</dc:date>
    <dc:creator>Vasco Basque</dc:creator>
    <meta:editing-duration>PT57S</meta:editing-duration>
    <meta:editing-cycles>1</meta:editing-cycles>
    <meta:document-statistic meta:table-count="3" meta:image-count="0" meta:object-count="0" meta:page-count="2" meta:paragraph-count="68" meta:word-count="219" meta:character-count="1246" meta:non-whitespace-character-count="1095"/>
    <meta:generator>LibreOffice/4.0.2.2$Linux_X86_64 LibreOffice_project/400m0$Build-2</meta:generator>
  </office:meta>
</office:document-meta>
</file>